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44444" loext:opacity="100%" style:font-name="Arial" fo:font-size="9.75pt" fo:letter-spacing="normal" fo:font-style="normal" fo:font-weight="bold" officeooo:rsid="00186de7" officeooo:paragraph-rsid="00186de7"/>
    </style:style>
    <style:style style:name="P2" style:family="paragraph" style:parent-style-name="Standard">
      <style:paragraph-properties fo:margin-left="0cm" fo:margin-right="0cm" fo:line-height="115%" fo:text-align="justify" style:justify-single-word="false" fo:orphans="2" fo:widows="2" fo:text-indent="0cm" style:auto-text-indent="false"/>
      <style:text-properties fo:font-variant="normal" fo:text-transform="none" fo:color="#444444" loext:opacity="100%" style:font-name="Arial" fo:font-size="12pt" fo:letter-spacing="normal" fo:font-style="normal" fo:font-weight="bold" officeooo:rsid="00191b6f" officeooo:paragraph-rsid="00191b6f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line-height="115%" fo:text-align="justify" style:justify-single-word="false" fo:orphans="2" fo:widows="2" fo:text-indent="0cm" style:auto-text-indent="false"/>
      <style:text-properties fo:font-variant="normal" fo:text-transform="none" fo:color="#444444" loext:opacity="100%" style:font-name="Arial" fo:font-size="12pt" fo:letter-spacing="normal" fo:font-style="normal" fo:font-weight="normal" officeooo:rsid="00186de7" officeooo:paragraph-rsid="00186de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line-height="115%" fo:text-align="justify" style:justify-single-word="false" fo:orphans="2" fo:widows="2" fo:text-indent="0cm" style:auto-text-indent="false"/>
      <style:text-properties fo:font-variant="normal" fo:text-transform="none" fo:color="#444444" loext:opacity="100%" style:font-name="Arial" fo:font-size="12pt" fo:letter-spacing="normal" fo:font-style="normal" fo:font-weight="normal" officeooo:rsid="00191b6f" officeooo:paragraph-rsid="00191b6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86de7"/>
    </style:style>
    <style:style style:name="T1" style:family="text">
      <style:text-properties officeooo:rsid="00186de7"/>
    </style:style>
    <style:style style:name="T2" style:family="text">
      <style:text-properties officeooo:rsid="00191b6f"/>
    </style:style>
    <style:style style:name="T3" style:family="text">
      <style:text-properties fo:font-variant="normal" fo:text-transform="none" fo:color="#444444" loext:opacity="100%" style:font-name="Arial" fo:font-size="12pt" fo:letter-spacing="normal" fo:font-style="normal" fo:font-weight="bold" officeooo:rsid="00191b6f" style:font-size-asian="12pt" style:font-size-complex="12pt"/>
    </style:style>
    <style:style style:name="T4" style:family="text">
      <style:text-properties fo:font-variant="normal" fo:text-transform="none" fo:color="#444444" loext:opacity="100%" style:font-name="Arial" fo:font-size="12pt" fo:letter-spacing="normal" fo:font-style="normal" fo:font-weight="bold" officeooo:rsid="00186de7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1. </text:span><text:span text:style-name="T4">Ejercicio </text:span><text:span text:style-name="T3">de s</text:span><text:span text:style-name="T4">cript</text:span></text:p>
      <text:p text:style-name="P1"/>
      <text:p text:style-name="P3">Realiza un script que introduzca por parámetros el nombre de una carpeta y el nombre de un fichero.</text:p>
      <text:p text:style-name="P3">El script borrará la pantalla. Te preguntará tu nombre y te dará la bienvenida.</text:p>
      <text:p text:style-name="P3">Creará la carpeta en tu directorio personal y dentro crearás el fichero.</text:p>
      <text:p text:style-name="P3">Harás un listado detallado de esa carpeta y moverás el fichero al directorio personal. Volverás a hacer el listado de esa carpeta, y un listado del directorio personal.</text:p>
      <text:p text:style-name="P3"/>
      <text:p text:style-name="P2">2. Ejercicio de s<text:span text:style-name="T1">cript</text:span></text:p>
      <text:p text:style-name="P2"/>
      <text:p text:style-name="P4">Realiza un script qu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5T19:02:42.456000000</dc:date>
    <meta:editing-duration>PT6M44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7" meta:word-count="84" meta:character-count="484" meta:non-whitespace-character-count="406"/>
  </office:meta>
</office:document-meta>
</file>